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Standard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4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5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size="18pt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311636" officeooo:paragraph-rsid="00311636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3131d8" officeooo:paragraph-rsid="003131d8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5" style:family="paragraph" style:parent-style-name="Table_20_Contents">
      <style:paragraph-properties fo:line-height="100%"/>
      <style:text-properties fo:font-size="18pt" officeooo:rsid="00315b02" officeooo:paragraph-rsid="00315b02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31e071" officeooo:paragraph-rsid="0031e071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33c6aa" officeooo:paragraph-rsid="0033c6aa" style:font-size-asian="18pt" style:font-size-complex="18pt"/>
    </style:style>
    <style:style style:name="P18" style:family="paragraph" style:parent-style-name="Table_20_Contents">
      <style:paragraph-properties fo:line-height="100%"/>
      <style:text-properties fo:font-size="18pt" officeooo:rsid="00351acb" officeooo:paragraph-rsid="00351acb" style:font-size-asian="18pt" style:font-size-complex="18pt"/>
    </style:style>
    <style:style style:name="P19" style:family="paragraph" style:parent-style-name="Table_20_Contents">
      <style:paragraph-properties fo:line-height="100%"/>
      <style:text-properties fo:font-size="18pt" officeooo:rsid="003a6ad8" officeooo:paragraph-rsid="003a6ad8" style:font-size-asian="18pt" style:font-size-complex="18pt"/>
    </style:style>
    <style:style style:name="P20" style:family="paragraph" style:parent-style-name="Table_20_Contents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21" style:family="paragraph" style:parent-style-name="Title">
      <style:text-properties style:font-name="Comic Sans MS" fo:font-size="26pt" officeooo:paragraph-rsid="00360e18" style:font-size-asian="26pt" style:font-size-complex="26pt"/>
    </style:style>
    <style:style style:name="P22" style:family="paragraph" style:parent-style-name="Title">
      <style:text-properties style:font-name="Comic Sans MS" fo:font-size="26pt" officeooo:rsid="001145c1" officeooo:paragraph-rsid="00360e18" style:font-size-asian="26pt" style:font-size-complex="26pt"/>
    </style:style>
    <style:style style:name="T1" style:family="text">
      <style:text-properties officeooo:rsid="00360e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text:s/>Van:</text:p>
      <text:p text:style-name="P4"/>
      <text:p text:style-name="P21">Arduino <text:span text:style-name="T1">voor jonge tieners</text:span></text:p>
      <text:p text:style-name="P22">leskaart 1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 table:style-name="TableLine94724858281840"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6">Les</text:p>
          </table:table-cell>
          <table:table-cell table:style-name="Table.A1" office:value-type="string">
            <text:p text:style-name="P7">Omschrijving</text:p>
          </table:table-cell>
          <table:table-cell table:style-name="Table.D1" office:value-type="string">
            <text:p text:style-name="P8">Klaar?</text:p>
          </table:table-cell>
        </table:table-row>
        <table:table-row table:style-name="TableLine94724858375312">
          <table:table-cell table:style-name="Table.A2" table:number-rows-spanned="4" office:value-type="string">
            <text:p text:style-name="P20">1</text:p>
          </table:table-cell>
          <table:table-cell table:style-name="Table.B16" office:value-type="string">
            <text:p text:style-name="P10">1</text:p>
          </table:table-cell>
          <table:table-cell table:style-name="Table.C16" office:value-type="string">
            <text:p text:style-name="P10">Blink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77872">
          <table:covered-table-cell/>
          <table:table-cell table:style-name="Table.B16" office:value-type="string">
            <text:p text:style-name="P12">2</text:p>
          </table:table-cell>
          <table:table-cell table:style-name="Table.C16" office:value-type="string">
            <text:p text:style-name="P10">Blink blink blink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78832">
          <table:covered-table-cell/>
          <table:table-cell table:style-name="Table.B16" office:value-type="string">
            <text:p text:style-name="P12">3</text:p>
          </table:table-cell>
          <table:table-cell table:style-name="Table.C16" office:value-type="string">
            <text:p text:style-name="P13">Knop if … else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80432">
          <table:covered-table-cell/>
          <table:table-cell table:style-name="Table.B16" office:value-type="string">
            <text:p text:style-name="P12">4</text:p>
          </table:table-cell>
          <table:table-cell table:style-name="Table.C16" office:value-type="string">
            <text:p text:style-name="P13">Knop flip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82064">
          <table:table-cell table:style-name="Table.A2" table:number-rows-spanned="4" office:value-type="string">
            <text:p text:style-name="P20">2</text:p>
          </table:table-cell>
          <table:table-cell table:style-name="Table.B16" office:value-type="string">
            <text:p text:style-name="P13">5</text:p>
          </table:table-cell>
          <table:table-cell table:style-name="Table.C16" office:value-type="string">
            <text:p text:style-name="P15">Blink 4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83088">
          <table:covered-table-cell/>
          <table:table-cell table:style-name="Table.B16" office:value-type="string">
            <text:p text:style-name="P13">6</text:p>
          </table:table-cell>
          <table:table-cell table:style-name="Table.C16" office:value-type="string">
            <text:p text:style-name="P16">Oplaadknop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84640">
          <table:covered-table-cell/>
          <table:table-cell table:style-name="Table.B16" office:value-type="string">
            <text:p text:style-name="P13">7</text:p>
          </table:table-cell>
          <table:table-cell table:style-name="Table.C16" office:value-type="string">
            <text:p text:style-name="P19">Potmeter en joystick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86256">
          <table:covered-table-cell/>
          <table:table-cell table:style-name="Table.B16" office:value-type="string">
            <text:p text:style-name="P13">8</text:p>
          </table:table-cell>
          <table:table-cell table:style-name="Table.C16" office:value-type="string">
            <text:p text:style-name="P19">LDR kiest LED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87792">
          <table:table-cell table:style-name="Table.A2" table:number-rows-spanned="4" office:value-type="string">
            <text:p text:style-name="P3">3</text:p>
          </table:table-cell>
          <table:table-cell table:style-name="Table.B16" office:value-type="string">
            <text:p text:style-name="P13">9</text:p>
          </table:table-cell>
          <table:table-cell table:style-name="Table.C16" office:value-type="string">
            <text:p text:style-name="P17">RGB LED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88864">
          <table:covered-table-cell/>
          <table:table-cell table:style-name="Table.B16" office:value-type="string">
            <text:p text:style-name="P13">10</text:p>
          </table:table-cell>
          <table:table-cell table:style-name="Table.C16" office:value-type="string">
            <text:p text:style-name="P18">Potmeter RGB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90480">
          <table:covered-table-cell/>
          <table:table-cell table:style-name="Table.B16" office:value-type="string">
            <text:p text:style-name="P13">11</text:p>
          </table:table-cell>
          <table:table-cell table:style-name="Table.C16" office:value-type="string">
            <text:p text:style-name="P18">FSR RGB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92096">
          <table:covered-table-cell/>
          <table:table-cell table:style-name="Table.B16" office:value-type="string">
            <text:p text:style-name="P13">12</text:p>
          </table:table-cell>
          <table:table-cell table:style-name="Table.C16" office:value-type="string">
            <text:p text:style-name="P18">LDR RGB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93712">
          <table:table-cell table:style-name="Table.A2" table:number-rows-spanned="4" office:value-type="string">
            <text:p text:style-name="P20">4</text:p>
          </table:table-cell>
          <table:table-cell table:style-name="Table.B16" office:value-type="string">
            <text:p text:style-name="P13">13</text:p>
          </table:table-cell>
          <table:table-cell table:style-name="Table.C16" office:value-type="string">
            <text:p text:style-name="P18">Servo met seriele monitor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94784">
          <table:covered-table-cell/>
          <table:table-cell table:style-name="Table.B16" office:value-type="string">
            <text:p text:style-name="P13">14</text:p>
          </table:table-cell>
          <table:table-cell table:style-name="Table.C16" office:value-type="string">
            <text:p text:style-name="P18">Servo met potmeter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96400">
          <table:covered-table-cell/>
          <table:table-cell table:style-name="Table.B16" office:value-type="string">
            <text:p text:style-name="P13">15</text:p>
          </table:table-cell>
          <table:table-cell table:style-name="Table.C16" office:value-type="string">
            <text:p text:style-name="P14">FSR met servo</text:p>
          </table:table-cell>
          <table:table-cell table:style-name="Table.D16" office:value-type="string">
            <text:p text:style-name="P9"/>
          </table:table-cell>
        </table:table-row>
        <table:table-row table:style-name="TableLine94724858398016">
          <table:covered-table-cell/>
          <table:table-cell table:style-name="Table.B17" office:value-type="string">
            <text:p text:style-name="P13">16</text:p>
          </table:table-cell>
          <table:table-cell table:style-name="Table.C17" office:value-type="string">
            <text:p text:style-name="P11">Servo's</text:p>
          </table:table-cell>
          <table:table-cell table:style-name="Table.D17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-uno-perspective-transparent" draw:opacity="30%" style:repeat="no-repeat" draw:fill-image-ref-point="center" style:footnote-max-height="0in">
        <style:background-image xlink:href="Pictures/10000201000008800000077B564E04480F2E6FC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1-12-07T16:37:20.976343080</dc:date>
    <meta:editing-duration>PT54M57S</meta:editing-duration>
    <meta:editing-cycles>45</meta:editing-cycles>
    <meta:generator>LibreOffice/6.4.7.2$Linux_X86_64 LibreOffice_project/40$Build-2</meta:generator>
    <meta:document-statistic meta:table-count="1" meta:image-count="0" meta:object-count="0" meta:page-count="1" meta:paragraph-count="43" meta:word-count="69" meta:character-count="284" meta:non-whitespace-character-count="257"/>
  </office:meta>
</office:document-meta>
</file>